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8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101.78mm"/>
    </style:style>
    <style:style style:name="co6" style:family="table-column">
      <style:table-column-properties fo:break-before="auto" style:column-width="70.45mm"/>
    </style:style>
    <style:style style:name="co7" style:family="table-column">
      <style:table-column-properties fo:break-before="auto" style:column-width="106.36mm"/>
    </style:style>
    <style:style style:name="co8" style:family="table-column">
      <style:table-column-properties fo:break-before="auto" style:column-width="120.84mm"/>
    </style:style>
    <style:style style:name="co9" style:family="table-column">
      <style:table-column-properties fo:break-before="auto" style:column-width="56.32mm"/>
    </style:style>
    <style:style style:name="co10" style:family="table-column">
      <style:table-column-properties fo:break-before="auto" style:column-width="107.2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87.47mm"/>
    </style:style>
    <style:style style:name="co13" style:family="table-column">
      <style:table-column-properties fo:break-before="auto" style:column-width="67.56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51.05mm"/>
    </style:style>
    <style:style style:name="co16" style:family="table-column">
      <style:table-column-properties fo:break-before="auto" style:column-width="121.18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73.34mm"/>
    </style:style>
    <style:style style:name="co19" style:family="table-column">
      <style:table-column-properties fo:break-before="auto" style:column-width="39.6mm"/>
    </style:style>
    <style:style style:name="co20" style:family="table-column">
      <style:table-column-properties fo:break-before="auto" style:column-width="68.58mm"/>
    </style:style>
    <style:style style:name="co21" style:family="table-column">
      <style:table-column-properties fo:break-before="auto" style:column-width="52.71mm"/>
    </style:style>
    <style:style style:name="co22" style:family="table-column">
      <style:table-column-properties fo:break-before="auto" style:column-width="5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8.2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0.25mm" fo:break-before="auto" style:use-optimal-row-height="false"/>
    </style:style>
    <style:style style:name="ro6" style:family="table-row">
      <style:table-row-properties style:row-height="12.2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0.34mm" fo:break-before="auto" style:use-optimal-row-height="true"/>
    </style:style>
    <style:style style:name="ro9" style:family="table-row">
      <style:table-row-properties style:row-height="12.07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14.55mm" fo:break-before="auto" style:use-optimal-row-height="false"/>
    </style:style>
    <style:style style:name="ro16" style:family="table-row">
      <style:table-row-properties style:row-height="7.92mm" fo:break-before="auto" style:use-optimal-row-height="false"/>
    </style:style>
    <style:style style:name="ro17" style:family="table-row">
      <style:table-row-properties style:row-height="16.86mm" fo:break-before="auto" style:use-optimal-row-height="false"/>
    </style:style>
    <style:style style:name="ro18" style:family="table-row">
      <style:table-row-properties style:row-height="27.27mm" fo:break-before="auto" style:use-optimal-row-height="true"/>
    </style:style>
    <style:style style:name="ro19" style:family="table-row">
      <style:table-row-properties style:row-height="16.53mm" fo:break-before="auto" style:use-optimal-row-height="true"/>
    </style:style>
    <style:style style:name="ro20" style:family="table-row">
      <style:table-row-properties style:row-height="28.17mm" fo:break-before="auto" style:use-optimal-row-height="true"/>
    </style:style>
    <style:style style:name="ro21" style:family="table-row">
      <style:table-row-properties style:row-height="20.5mm" fo:break-before="auto" style:use-optimal-row-height="true"/>
    </style:style>
    <style:style style:name="ro22" style:family="table-row">
      <style:table-row-properties style:row-height="15.86mm" fo:break-before="auto" style:use-optimal-row-height="true"/>
    </style:style>
    <style:style style:name="ro23" style:family="table-row">
      <style:table-row-properties style:row-height="28.43mm" fo:break-before="auto" style:use-optimal-row-height="true"/>
    </style:style>
    <style:style style:name="ro24" style:family="table-row">
      <style:table-row-properties style:row-height="14.38mm" fo:break-before="auto" style:use-optimal-row-height="false"/>
    </style:style>
    <style:style style:name="ro25" style:family="table-row">
      <style:table-row-properties style:row-height="14.71mm" fo:break-before="auto" style:use-optimal-row-height="false"/>
    </style:style>
    <style:style style:name="ro26" style:family="table-row">
      <style:table-row-properties style:row-height="9.42mm" fo:break-before="auto" style:use-optimal-row-height="false"/>
    </style:style>
    <style:style style:name="ro27" style:family="table-row">
      <style:table-row-properties style:row-height="9.26mm" fo:break-before="auto" style:use-optimal-row-height="false"/>
    </style:style>
    <style:style style:name="ro28" style:family="table-row">
      <style:table-row-properties style:row-height="1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ce27" style:family="table-cell" style:parent-style-name="Default" style:data-style-name="N3"/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80808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4558d"/>
    </style:style>
    <style:style style:name="T4" style:family="text">
      <style:text-properties fo:color="#0033b3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00000"/>
    </style:style>
    <style:style style:name="T6" style:family="text">
      <style:text-properties fo:color="#08080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200b2"/>
    </style:style>
  </office:automatic-styles>
  <office:body>
    <office:spreadsheet>
      <table:calculation-settings table:automatic-find-labels="false" table:use-regular-expressions="false" table:use-wildcards="true"/>
      <table:table table:name="PLC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dentText(text, nb_spaces):</text:p>
          </table:table-cell>
          <table:table-cell/>
          <table:table-cell office:value-type="string" calcext:value-type="string">
            <text:p>Helper function for reindenting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Instances(a, b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List(separator, mylist):</text:p>
          </table:table-cell>
          <table:table-cell/>
          <table:table-cell office:value-type="string" calcext:value-type="string">
            <text:p>Helper for emulate join on element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PLCGenException(Exception):</text:p>
          </table:table-cell>
          <table:table-cell/>
          <table:table-cell office:value-type="string" calcext:value-type="string">
            <text:p>Specific exception for PLC generating errors. Пусто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ProgramGenerator:</text:p>
          </table:table-cell>
          <table:table-cell/>
          <table:table-cell office:value-type="string" calcext:value-type="string">
            <text:p>Generator of PLC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er, project, errors, warnings):</text:p>
          </table:table-cell>
          <table:table-cell office:value-type="string" calcext:value-type="string">
            <text:p>Create a new PCL program gene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uteValue(self, value, var_type):</text:p>
          </table:table-cell>
          <table:table-cell office:value-type="string" calcext:value-type="string">
            <text:p>Compute value according to type give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GenerateDataType(self, datatype_name):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(self, pou_name):</text:p>
          </table:table-cell>
          <table:table-cell office:value-type="string" calcext:value-type="string">
            <text:p>Generate a POU from its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InText(self, text):</text:p>
          </table:table-cell>
          <table:table-cell office:value-type="string" calcext:value-type="string">
            <text:p>Generate a POU defined and used in tex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enerateConfiguration(self, configuration):</text:p>
          </table:table-cell>
          <table:table-cell office:value-type="string" calcext:value-type="string">
            <text:p>Generate a configuration from its model</text:p>
            <text:p>Generate any global variable in configuration</text:p>
            <text:p>Generate any variable of this block</text:p>
            <text:p>Generate variable address if exists</text:p>
            <text:p>Generate variable initial value if exists</text:p>
            <text:p>Generate any resource in the configuration</text:p>
            <text:p>Generate a resource from its model</text:p>
            <text:p>Generate any global variable in configuration</text:p>
            <text:p>Generate any task in the resource</text:p>
            <text:p>Generate any program assign to each task</text:p>
            <text:p>Generate any program assign to no task</text:p>
            <text:p>Метод возвращает строку S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nerateResource(self, resource, config_name):</text:p>
          </table:table-cell>
          <table:table-cell office:value-type="string" calcext:value-type="string">
            <text:p>Generate a resource from its model</text:p>
            <text:p>Возращает строку ST, ресурс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rogram()</text:p>
          </table:table-cell>
          <table:table-cell office:value-type="string" calcext:value-type="string">
            <text:p>Generate the entire program for current projec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span text:style-name="T1">GetGeneratedProgram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Return generated program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rogramGenerator(controler, project, errors, warnings)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lass PouProgramGenera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tVariableType(self, name):</text:p>
          </table:table-cell>
          <table:table-cell office:value-type="string" calcext:value-type="string">
            <text:p># Return the type of a variable defined in interfa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ConnectedConnector(self, connector, body):</text:p>
          </table:table-cell>
          <table:table-cell office:value-type="string" calcext:value-type="string">
            <text:p># Return connectors linked by a connection to the given conn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inkedConnector(self, link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RelatedConnections(self, conne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Interfac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ConnectionTypes(self, pou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BlockInputTypes(self, instance, block_infos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rogram(self, pou):</text:p>
          </table:table-cell>
          <table:table-cell office:value-type="string" calcext:value-type="string">
            <text:p>Разбор программы IL, 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torizePaths(self, path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Block(self, block, block_infos, body, link, order=False, to_inou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Paths(self, connections, body, order=False, to_inout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aths(self, paths, firs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Expression(self, body, connections, order=False, to_inout=False):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xtractModifier(self, variable, expression, var_info):</text:p>
          </table:table-cell>
          <table:table-cell office:value-type="string" calcext:value-type="string">
            <text:p>модификатор условных опрератор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Trigger(self, edge, expression, var_info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DivergenceInput(self, divergence, pou):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xtractConvergenceInputs(self, convergenc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(self, ste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Jump(self, jum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Actions(self, actionBlock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Action(self, action_nam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Transition(self, transition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Step(self, step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Action(self, ac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Transition(self, transition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enerateProgram(self, pou):</text:p>
          </table:table-cell>
          <table:table-cell office:value-type="string" calcext:value-type="string">
            <text:p># Generate the entire program for current project, возвращает список строк программы ST, из свойства класса Programm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1">GenerateCurrentProgram</text:span><text:span text:style-name="T2">(controler, project, errors, warnings):</text:span></text:p>
          </table:table-cell>
          <table:table-cell/>
          <table:table-cell office:value-type="string" calcext:value-type="string">
            <text:p>Генерация программного кода на ST, из структуры.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Controller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CController.py</text:p>
          </table:table-cell>
          <table:table-cell/>
          <table:table-cell office:value-type="string" calcext:value-type="string">
            <text:p>Файл содержит в себе описание глобальных переменных:</text:p>
            <text:p><text:span text:style-name="T6">ITEMS_EDITABLE</text:span></text:p>
            <text:p><text:span text:style-name="T6">ITEMS_UNEDITABLE</text:span></text:p>
            <text:p><text:span text:style-name="T6">ITEMS_VARIABLE</text:span></text:p>
            <text:p><text:span text:style-name="T6">VAR_CLASS_INFOS</text:span></text:p>
            <text:p><text:span text:style-name="T6">POU_TYPES</text:span></text:p>
            <text:p><text:span text:style-name="T6">LOCATIONS_ITEMS</text:span></text:p>
            <text:p><text:span text:style-name="T6">ScriptDirectory=paths.AbsDir(__file__)</text:span></text:p>
            <text:p><text:span text:style-name="T6">UNEDITABLE_NAMES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LibraryResolver(etree.Resolver):</text:p>
          </table:table-cell>
          <table:table-cell/>
          <table:table-cell office:value-type="string" calcext:value-type="string">
            <text:p>Helper object for loading library in xslt styleshe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ler, debug=False):</text:p>
          </table:table-cell>
          <table:table-cell office:value-type="string" calcext:value-type="string">
            <text:p>по умолчанию без ключа отлад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olve(self, url, pubid, context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_VariableInfos(object):</text:p>
          </table:table-cell>
          <table:table-cell/>
          <table:table-cell office:value-type="string" calcext:value-type="string">
            <text:p>Helpers object for generating pou var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(self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VariablesInfosFactor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__init__(self, variable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Dimension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To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iable(self, context, *args):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_extraction(value):</text:p>
          </table:table-cell>
          <table:table-cell/>
          <table:table-cell office:value-type="string" calcext:value-type="string">
            <text:p>Helpers object for generating pou variable instance lis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_VariablesTreeItemInfos(object):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__init__(self, *args):</text:p>
          </table:table-cell>
          <table:table-cell table:number-columns-repeated="1022"/>
        </table:table-row>
        <table:table-row table:style-name="ro4">
          <table:table-cell/>
          <table:table-cell table:style-name="ce10" office:value-type="string" calcext:value-type="string">
            <text:p>copy(self):</text:p>
          </table:table-cell>
          <table:table-cell office:value-type="string" calcext:value-type="string">
            <text:p>return _VariableTreeItem(*[getattr(self, attr) for attr in self.__slots__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InstancesPathFactory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InstanceTagName:</text:p>
          </table:table-cell>
          <table:table-cell table:style-name="ce10"/>
          <table:table-cell office:value-type="string" calcext:value-type="string">
            <text:p>Helpers object for generating instance tag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_ActionInfos(object)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BlockInstanceFactory:</text:p>
          </table:table-cell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__init__(self, block_instances):</text:p>
          </table:table-cell>
          <table:table-cell table:number-columns-repeated="1022"/>
        </table:table-row>
        <table:table-row table:style-name="ro10">
          <table:table-cell/>
          <table:table-cell table:style-name="ce11" office:value-type="string" calcext:value-type="string">
            <text:p>SetSpecificValues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BlockInstance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InstanceConnection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ConnectionLink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LinkPoint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Action(self, context, *arg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UndoBuffer:</text:p>
          </table:table-cell>
          <table:table-cell/>
          <table:table-cell office:value-type="string" calcext:value-type="string">
            <text:p>Undo Buffer for PLCOpenEditor. </text:p>
            <text:p>Class implementing a buffer of changes made on the current editing mod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PLCControler:</text:p>
          </table:table-cell>
          <table:table-cell/>
          <table:table-cell office:value-type="string" calcext:value-type="string">
            <text:p>Controler for PLCOpenEditor</text:p>
            <text:p>Class which controls the operations made on the plcopen model and answers to view reques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):</text:p>
          </table:table-cell>
          <table:table-cell office:value-type="string" calcext:value-type="string">
            <text:p>Create a new PLCControl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igurationGlobalVar(self, config_name, var_type, var_name,</text:p>
          </table:table-cell>
          <table:table-cell office:value-type="string" calcext:value-type="string">
            <text:p>#Add a global var to configuration to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NodeTypesList(self, typeslist):</text:p>
          </table:table-cell>
          <table:table-cell office:value-type="string" calcext:value-type="string">
            <text:p>#Function that add a new confnode to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AddEditedElementActionBlock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Block(self, tagname, id, blocktype, block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il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mmen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Connection(self, tagname, id, connec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ntac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Divergence(self, tagname, id, divergence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Jump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ExternalVar(self, tagname, var_type, 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Var(self, tagname, var_type, name, **arg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werRail(self, tagname, id, powerrail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Step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Transition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Variable(self, tagname, id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BufferProjec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ConfigurationName(self, old_name, new_name):</text:p>
          </table:table-cell>
          <table:table-cell office:value-type="string" calcext:value-type="string">
            <text:p>#Change the name of a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ConfigurationResourceName(self, config_name, old_name, new_name):</text:p>
          </table:table-cell>
          <table:table-cell office:value-type="string" calcext:value-type="string">
            <text:p>#Change the name of a configuration resour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DataType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EditedElementPouVar(self, tagname, old_type, old_name, new_type, new_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ChangePouActionName(self, pou_name, old_name, new_name):</text:p>
          </table:table-cell>
          <table:table-cell office:value-type="string" calcext:value-type="string">
            <text:p>#Change the name of a pou 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Pou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TransitionName(self, pou_name, old_name, new_name):</text:p>
          </table:table-cell>
          <table:table-cell office:value-type="string" calcext:value-type="string">
            <text:p>#Change the name of a pou trans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VariableName(self, pou_name, old_name, new_name):</text:p>
          </table:table-cell>
          <table:table-cell office:value-type="string" calcext:value-type="string">
            <text:p>#Change the name of a pou 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</text:p>
          </table:table-cell>
          <table:table-cell office:value-type="string" calcext:value-type="string">
            <text:p># 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(self):</text:p>
          </table:table-cell>
          <table:table-cell office:value-type="string" calcext:value-type="string">
            <text:p>#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ConfigurationName(self, config):</text:p>
          </table:table-cell>
          <table:table-cell office:value-type="string" calcext:value-type="string">
            <text:p>#Compute a pou <text:s/>name,return "C::%s" % confi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ConfigurationResourceName(self, config, resource):</text:p>
          </table:table-cell>
          <table:table-cell office:value-type="string" calcext:value-type="string">
            <text:p>#Compute a pou <text:s/>name,return "R::%s::%s" % (config, resourc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DataTypeName(self, datatype):</text:p>
          </table:table-cell>
          <table:table-cell office:value-type="string" calcext:value-type="string">
            <text:p><text:s/>Project Element tag name computation functions, Compute a data type name, return STR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ActionName(self, pou, action):</text:p>
          </table:table-cell>
          <table:table-cell office:value-type="string" calcext:value-type="string">
            <text:p>#Compute a pou action name,return "A::%s::%s" % (pou, a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omputePouName(self, pou):</text:p>
          </table:table-cell>
          <table:table-cell office:value-type="string" calcext:value-type="string">
            <text:p><text:s/>#Compute a pou name, return "P::%s" %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TransitionName(self, pou, transition):</text:p>
          </table:table-cell>
          <table:table-cell office:value-type="string" calcext:value-type="string">
            <text:p>#Compute a pou transition name, <text:s/>return "T::%s::%s" % (pou, transition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py(self, model):</text:p>
          </table:table-cell>
          <table:table-cell office:value-type="string" calcext:value-type="string">
            <text:p>Current Buffering Management Functions, Return a copy of the project,return deepcopy(model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NewProject(self, properties):</text:p>
          </table:table-cell>
          <table:table-cell office:value-type="string" calcext:value-type="string">
            <text:p>Create a new project by replacing the current 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ProjectBuffer(self, save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DataTypeIsUsed(self, name, debug=False):</text:p>
          </table:table-cell>
          <table:table-cell office:value-type="string" calcext:value-type="string">
            <text:p>#Return if data type given by name is used by another data type or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DebugAvailable(self):</text:p>
          </table:table-cell>
          <table:table-cell office:value-type="string" calcext:value-type="string">
            <text:p>return self.CurrentCompiledProject is not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EnableProjectBuffer(self, enabl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dBuffering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xtractVarLists(self, vars):</text:p>
          </table:table-cell>
          <table:table-cell office:value-type="string" calcext:value-type="string">
            <text:p>#Extract varlists from a list of vars,return varlist_lis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nerateNewName(self, tagname, name, format, start_idx=0, exclude={}, debug=False):</text:p>
          </table:table-cell>
          <table:table-cell office:value-type="string" calcext:value-type="string">
            <text:p>return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nerateProgram(self, filepath=None):</text:p>
          </table:table-cell>
          <table:table-cell office:value-type="string" calcext:value-type="string">
            <text:p><text:s/>return "", errors, warning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ActionBodyType(self, pou_name, pou_action, debug=False):</text:p>
          </table:table-cell>
          <table:table-cell office:value-type="string" calcext:value-type="string">
            <text:p>#Return the body language of the pou given by its name,return action.getbodyType(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BaseType(self, typename, debug=False):</text:p>
          </table:table-cell>
          <table:table-cell office:value-type="string" calcext:value-type="string">
            <text:p>#Return Base Type of given possible derived type, return typename, self.GetBaseType(basetype, debug), return None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BaseTypes(self):</text:p>
          </table:table-cell>
          <table:table-cell office:value-type="string" calcext:value-type="string">
            <text:p>return the list of datatypes defined in IEC 61131-3.TypeHierarchy_list has a rough order to it (e.g. SINT, INT, DINT, ...),which makes it easy for a user to find a type in a menu. return [x for x, y in TypeHierarchy_list if not x.startswith("ANY")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BlockResource(self, debug=False):</text:p>
          </table:table-cell>
          <table:table-cell office:value-type="string" calcext:value-type="string">
            <text:p>#Return Block types checking for recursion,return blocktypes</text:p>
          </table:table-cell>
          <table:table-cell office:value-type="string" calcext:value-type="string">
            <text:p>Возвращает имя plc_program</text:p>
          </table:table-cell>
          <table:table-cell table:number-columns-repeated="1020"/>
        </table:table-row>
        <table:table-row table:style-name="ro7">
          <table:table-cell table:style-name="ce4"/>
          <table:table-cell table:style-name="ce4" office:value-type="string" calcext:value-type="string">
            <text:p>def GetBlockType(self, typename, inputs=None, debug=False):</text:p>
          </table:table-cell>
          <table:table-cell table:style-name="ce4" office:value-type="string" calcext:value-type="string">
            <text:p>#Function that returns the block definition associated to the block type given,return blocktype_infos,return None</text:p>
          </table:table-cell>
          <table:table-cell table:style-name="ce4" office:value-type="string" calcext:value-type="string">
            <text:p>возвращает тип FB с описанием его атрибутов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 GetBlockTypes(self, tagname="", debug=False):</text:p>
          </table:table-cell>
          <table:table-cell office:value-type="string" calcext:value-type="string">
            <text:p>#Return Block types checking for recursion, return blocktypes, return self.TotalTypes</text:p>
          </table:table-cell>
          <table:table-cell office:value-type="string" calcext:value-type="string">
            <text:p>возвращает перечень всех типов блоков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 GetBufferStat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hunkInfos(self, from_location, to_location):</text:p>
          </table:table-cell>
          <table:table-cell office:value-type="string" calcext:value-type="string">
            <text:p>return inf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ConfigurationExtraVariables(self):</text:p>
          </table:table-cell>
          <table:table-cell office:value-type="string" calcext:value-type="string">
            <text:p>return global_va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GlobalVars(self, name, debug=False):</text:p>
          </table:table-cell>
          <table:table-cell office:value-type="string" calcext:value-type="string">
            <text:p>#Return the configuration globalvars, return self.GetVariableDictionary(configuration, debug),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GlobalVars(self, config_name, name, debug=False):</text:p>
          </table:table-cell>
          <table:table-cell office:value-type="string" calcext:value-type="string">
            <text:p>#Return the resource globalvars,return self.GetVariableDictionary(resource, debug),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VariableNames(self, config_name=None, resource_name=None, debug=False):</text:p>
          </table:table-cell>
          <table:table-cell office:value-type="string" calcext:value-type="string">
            <text:p>#Return resource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VariableNames(self, config_name=None, debug=False):</text:p>
          </table:table-cell>
          <table:table-cell office:value-type="string" calcext:value-type="string">
            <text:p>#Return configuration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NodeGlobalInstances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GetDataType(self, typename, debug=False):</text:p>
          </table:table-cell>
          <table:table-cell office:value-type="string" calcext:value-type="string">
            <text:p><text:s/>#Return Data Type Object, return project.getdataType(typename), result = confnodetype["types"].getdataType(typename), None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GetDataTypeBaseType(self, datatype):</text:p>
          </table:table-cell>
          <table:table-cell office:value-type="string" calcext:value-type="string">
            <text:p><text:s/>#Return Data Type Object Base Type, return (basetype.getname(), basetype_type.upper(), basetype_content.getname(), basetype_content_type.upper(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Infos(self, tagname, debug=False):</text:p>
          </table:table-cell>
          <table:table-cell office:value-type="string" calcext:value-type="string">
            <text:p>#Return the data type informations, return infos, 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DataTypeRange(self, typename, debug=False):</text:p>
          </table:table-cell>
          <table:table-cell office:value-type="string" calcext:value-type="string">
            <text:p>return (basetype_content.range.getlower(), return self.GetDataTypeRange(basetype_content.getname(), debug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s(self, tagname="", basetypes=True, confnodetypes=True, only_locatables=False, debug=False):</text:p>
          </table:table-cell>
          <table:table-cell office:value-type="string" calcext:value-type="string">
            <text:p>#Return Data Types checking for recursion,return data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DivergenceType(self, divergence):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def GetEditedElement(self, tagname, debug=False):</text:p>
          </table:table-cell>
          <table:table-cell office:value-type="string" calcext:value-type="string">
            <text:p>Project opened Pous management functions, #Return edited element, return project.getdataType(words[1]), return project.getpou(words[1]), return pou.gettransition(words[2]), return pou.getaction(words[2]), return project.getconfiguration(words[1]), return project.getconfigurationResource(words[1], words[2]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Actions(self, tagname, debug=False):</text:p>
          </table:table-cell>
          <table:table-cell office:value-type="string" calcext:value-type="string">
            <text:p>#Return edited element transitions, return actions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BodyType(self, tagname, debug=False):</text:p>
          </table:table-cell>
          <table:table-cell office:value-type="string" calcext:value-type="string">
            <text:p>#Return language in which edited element is writ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Copy(self, tagname, debug=Fals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GetEditedElementInstancesCopy(self, tagname, blocks_id=None, wires=None, debug=False):</text:p>
          </table:table-cell>
          <table:table-cell office:value-type="string" calcext:value-type="string">
            <text:p>return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stancesInfos(self, tagname, debug=False):</text:p>
          </table:table-cell>
          <table:table-cell office:value-type="string" calcext:value-type="string">
            <text:p>return element_instanc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ReturnType(self, tagname, tree=False, debug=False):</text:p>
          </table:table-cell>
          <table:table-cell office:value-type="string" calcext:value-type="string">
            <text:p>#Return the edited element return type, return ["BOOL", ([], [])], return None</text:p>
          </table:table-cell>
          <table:table-cell table:number-columns-repeated="1021"/>
        </table:table-row>
        <table:table-row table:style-name="ro15">
          <table:table-cell table:style-name="ce4"/>
          <table:table-cell table:style-name="ce4" office:value-type="string" calcext:value-type="string">
            <text:p>def GetEditedElementInterfaceVars(self, tagname, tree=False, debug=False):</text:p>
          </table:table-cell>
          <table:table-cell table:style-name="ce4" office:value-type="string" calcext:value-type="string">
            <text:p>#Return the edited element variables, return self.GetPouInterfaceVars(pou, tree, debug), return []</text:p>
            <text:p>Просматривает какие переменные были объявлены в тэге(plc-prg), выводит список словарей с данными о переменных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Name(self, tagname):</text:p>
          </table:table-cell>
          <table:table-cell office:value-type="string" calcext:value-type="string">
            <text:p>#Return edited elemen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ext(self, tagname, debug=False):</text:p>
          </table:table-cell>
          <table:table-cell office:value-type="string" calcext:value-type="string">
            <text:p>#Return the edited element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Transitions(self, tagname, debug=False):</text:p>
          </table:table-cell>
          <table:table-cell office:value-type="string" calcext:value-type="string">
            <text:p>#Return the edited element transitions, return transitions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ype(self, tagname, debug=False):</text:p>
          </table:table-cell>
          <table:table-cell office:value-type="string" calcext:value-type="string">
            <text:p>#Return edited element name and 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Variables(self, tagname, debug=False):</text:p>
          </table:table-cell>
          <table:table-cell office:value-type="string" calcext:value-type="string">
            <text:p>#Return the names of the pou elemen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Infos(self, tagname, debug=False):</text:p>
          </table:table-cell>
          <table:table-cell office:value-type="string" calcext:value-type="string">
            <text:p>return tasks_data, instances_da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Variables(self, tagname, debug=False):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def GetElementType(self, tagname):</text:p>
          </table:table-cell>
          <table:table-cell office:value-type="string" calcext:value-type="string">
            <text:p>return {}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EnumeratedDataValues(self, typename=None, debug=False):</text:p>
          </table:table-cell>
          <table:table-cell office:value-type="string" calcext:value-type="string">
            <text:p>#Return Enumerated Values, return self.GetEnumeratedDataValues(basetype_content.getname(), debug), values.extend(confnodetype["types"].GetEnumeratedDataTypeValues(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name(self):</text:p>
          </table:table-cell>
          <table:table-cell office:value-type="string" calcext:value-type="string">
            <text:p>#Return file name and point out if file is up to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7">
          <table:table-cell/>
          <table:table-cell table:style-name="ce4" office:value-type="string" calcext:value-type="string">
            <text:p>def GetFunctionBlockTypes(self, tagname="", debug=False):</text:p>
          </table:table-cell>
          <table:table-cell table:style-name="ce4" office:value-type="string" calcext:value-type="string">
            <text:p>#Return Function Block types checking for recursion, return blocktypes</text:p>
          </table:table-cell>
          <table:table-cell table:style-name="ce4" office:value-type="string" calcext:value-type="string">
            <text:p>Список всех FB в проекте tagname-можно задавать как элемент списка в виде «&lt;код&gt;::&lt;имя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 GetInstanceInfos(self, instance_path, debug=False):</text:p>
          </table:table-cell>
          <table:table-cell office:value-type="string" calcext:value-type="string">
            <text:p>return var_infos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List(self, root, 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GetPou(self, typename, debug=False):</text:p>
          </table:table-cell>
          <table:table-cell office:value-type="string" calcext:value-type="string">
            <text:p>#Return Data Type Object, return: project.getpou(typename), standardlibrary.getpou(typename), confnodetype["types"].getpou(typename), 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Actions(self, pou_name, debug=False):</text:p>
          </table:table-cell>
          <table:table-cell office:value-type="string" calcext:value-type="string">
            <text:p>#Return the actions of a pou,return a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BodyType(self, name, debug=False):</text:p>
          </table:table-cell>
          <table:table-cell office:value-type="string" calcext:value-type="string">
            <text:p>#Return the body language of the pou given by its name,return pou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Description(self, name, debug=False):</text:p>
          </table:table-cell>
          <table:table-cell office:value-type="string" calcext:value-type="string">
            <text:p>#Return the description of the pou given by its name,return pou.getdescription(),return ""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InstanceTagName(self, instance_path, debug=False):</text:p>
          </table:table-cell>
          <table:table-cell office:value-type="string" calcext:value-type="string">
            <text:p>return factory.GetTagName()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ReturnType(self, pou, tree=False, debug=False):</text:p>
          </table:table-cell>
          <table:table-cell office:value-type="string" calcext:value-type="string">
            <text:p>#Return the return type of the given pou, return [factory.GetType(), factory.GetTree()], return factory.GetType(),return [None, ([], [])],return Non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Vars(self, pou, tree=False, debug=False):</text:p>
          </table:table-cell>
          <table:table-cell office:value-type="string" calcext:value-type="string">
            <text:p>#Return the interface for the given pou, return self.GetVariableDictionary(interface, tree, debug)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Transitions(self, pou_name, debug=False):</text:p>
          </table:table-cell>
          <table:table-cell office:value-type="string" calcext:value-type="string">
            <text:p>#Return the actions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Type(self, name, debug=False):</text:p>
          </table:table-cell>
          <table:table-cell office:value-type="string" calcext:value-type="string">
            <text:p>#Return the type of the pou given by its name,return pou.getpouTyp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Xml(self, pou_name):</text:p>
          </table:table-cell>
          <table:table-cell office:value-type="string" calcext:value-type="string">
            <text:p>return pou.tostring(),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gram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Infos(self, debug=False):</text:p>
          </table:table-cell>
          <table:table-cell office:value-type="string" calcext:value-type="string">
            <text:p>#Return project informations, return infos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rojectMainConfigurationName(self):</text:p>
          </table:table-cell>
          <table:table-cell office:value-type="string" calcext:value-type="string">
            <text:p>Return the name of the configuration if only one exist <text:s text:c="15"/>return configurations[0].getnam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Name(self, debug=False):</text:p>
          </table:table-cell>
          <table:table-cell office:value-type="string" calcext:value-type="string">
            <text:p>#Return projec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Properties(self, debug=False):</text:p>
          </table:table-cell>
          <table:table-cell office:value-type="string" calcext:value-type="string">
            <text:p>#Return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SFCPous(self, debug=False):</text:p>
          </table:table-cell>
          <table:table-cell office:value-type="string" calcext:value-type="string">
            <text:p>#Return pous with SFC languag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SubrangeBaseTypes(self, exclude, debug=False):</text:p>
          </table:table-cell>
          <table:table-cell office:value-type="string" calcext:value-type="string">
            <text:p>#Return Subrange types, return subrange_basetyp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TransitionBodyType(self, pou_name, pou_transition, debug=False):</text:p>
          </table:table-cell>
          <table:table-cell office:value-type="string" calcext:value-type="string">
            <text:p>#Return the actions of a pou,return transition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VariableDictionary(self, object_with_vars, tree=False, debug=False):</text:p>
          </table:table-cell>
          <table:table-cell office:value-type="string" calcext:value-type="string">
            <text:p>return variab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iableLocationTree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TypeObject(self, var_type):</text:p>
          </table:table-cell>
          <table:table-cell office:value-type="string" calcext:value-type="string">
            <text:p>return var_type_ob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dType(self, typenam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umeratedType(self, type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IsLocatableDataType(self, datatype, debug=False):</text:p>
          </table:table-cell>
          <table:table-cell office:value-type="string" calcext:value-type="string">
            <text:p>return self.IsLocatableType(basetype_content.getname()), return self.IsLocatableType(array_base_type.getname(), debug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LocatableType(self, typename, debug=Fals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IsNumType(self, typename, debug=False):</text:p>
          </table:table-cell>
          <table:table-cell office:value-type="string" calcext:value-type="string">
            <text:p>return self.IsOfType(typename, "ANY_NUM", debug) or\ self.IsOfType(typename, "ANY_BIT", debug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IsOfType(self, typename, reference, debug=False):</text:p>
          </table:table-cell>
          <table:table-cell office:value-type="string" calcext:value-type="string">
            <text:p><text:s/>return BOOL, self.IsOfType(basetype, reference), self.GetDataTypeBaseType(datatyp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ProjectBufferEnabled(self):</text:p>
          </table:table-cell>
          <table:table-cell office:value-type="string" calcext:value-type="string">
            <text:p>return self.ProjectBufferEnabled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IsSubrangeType(self, typename, exclude=None, debug=False):</text:p>
          </table:table-cell>
          <table:table-cell office:value-type="string" calcext:value-type="string">
            <text:p><text:s/>return self.IsSubrangeType(basetype_content_type, exclude, debug), return not self.IsOfType(self.GetDataTypeBaseType(datatype), exclud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LoadNex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Previou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MarkProjectAsSaved(self):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def OpenXMLFile(self, filepath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PasteEditedElementInstances(self, tagname, text, new_pos, middle=False, debug=False):</text:p>
          </table:table-cell>
          <table:table-cell office:value-type="string" calcext:value-type="string">
            <text:p>return new_id, conne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astePou(self, pou_type, pou_xml):</text:p>
          </table:table-cell>
          <table:table-cell office:value-type="string" calcext:value-type="string">
            <text:p>Adds the POU defined by 'pou_xml' to the current project with type 'pou_type'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(self, name, debug=False):</text:p>
          </table:table-cell>
          <table:table-cell office:value-type="string" calcext:value-type="string">
            <text:p>#Return if pou given by name is used by another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By(self, name, reference, debug=False):</text:p>
          </table:table-cell>
          <table:table-cell office:value-type="string" calcext:value-type="string">
            <text:p>#Return if pou given by name is directly or undirectly used by the reference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gramTransferred(self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AddConfiguration(self, config_name=None):</text:p>
          </table:table-cell>
          <table:table-cell office:value-type="string" calcext:value-type="string">
            <text:p>#Add a configuration to Project,return self.ComputeConfigurationName(config_name),return None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ProjectAddConfigurationResource(self, config_name, resource_name=None):</text:p>
          </table:table-cell>
          <table:table-cell office:value-type="string" calcext:value-type="string">
            <text:p>#Add a resource to a configuration of the Project, return self.ComputeConfigurationResourceName(config_name, resource_name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AddDataType(self, datatype_name=None):</text:p>
          </table:table-cell>
          <table:table-cell office:value-type="string" calcext:value-type="string">
            <text:p>#Project Pous management functions.Add a Data Type to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AddPou(self, pou_name, pou_type, body_type):</text:p>
          </table:table-cell>
          <table:table-cell office:value-type="string" calcext:value-type="string">
            <text:p>#Add a Pou to Projec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Action(self, pou_name, action_name, action_type):</text:p>
          </table:table-cell>
          <table:table-cell office:value-type="string" calcext:value-type="string">
            <text:p>#Add an Action to a Project Pou,return self.ComputePouActionName(pou_name, action_name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Transition(self, pou_name, transition_name, transition_type):</text:p>
          </table:table-cell>
          <table:table-cell office:value-type="string" calcext:value-type="string">
            <text:p>#Add a Transition to a Project Pou,return self.ComputePouTransitionName(pou_name, transition_name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ChangePouType(self, name, pou_type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IsSaved(self):</text:p>
          </table:table-cell>
          <table:table-cell office:value-type="string" calcext:value-type="string">
            <text:p>#Return if project is saved,return self.ProjectBuffer.IsCurrentSaved() and not self.Buffering,return self.ProjectSav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Configuration(self, config_name):</text:p>
          </table:table-cell>
          <table:table-cell office:value-type="string" calcext:value-type="string">
            <text:p>#Remove a configuration from projec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ConfigurationResource(self, config_name, resource_name):</text:p>
          </table:table-cell>
          <table:table-cell office:value-type="string" calcext:value-type="string">
            <text:p>#Remove a resourc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DataType(self, datatype_name):</text:p>
          </table:table-cell>
          <table:table-cell office:value-type="string" calcext:value-type="string">
            <text:p>#Remove a Data Type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(self, pou_name):</text:p>
          </table:table-cell>
          <table:table-cell office:value-type="string" calcext:value-type="string">
            <text:p>#Remove a Pou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Action(self, pou_name, action_name):</text:p>
          </table:table-cell>
          <table:table-cell office:value-type="string" calcext:value-type="string">
            <text:p>#Remove an Action from a Project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PouTransition(self, pou_name, transition_name):</text:p>
          </table:table-cell>
          <table:table-cell office:value-type="string" calcext:value-type="string">
            <text:p>#Remove a Transition from a Project Pou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<text:span text:style-name="T4">def </text:span><text:span text:style-name="T5">RefreshConfNodesBlockLists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# Update PLCOpenEditor ConfNode Block types from loaded confno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moveEditedElementInstance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moveEditedElementPouVar(self, tagname, type, 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et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aveXMLFile(self, filepath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ou(self, tagname, criteria, debug=False):</text:p>
          </table:table-cell>
          <table:table-cell office:value-type="string" calcext:value-type="string">
            <text:p>return search_results,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archInProject(self, criteria):</text:p>
          </table:table-cell>
          <table:table-cell office:value-type="string" calcext:value-type="string">
            <text:p>Search in Current Project Functions, return self.Project.Search(criteria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archPouInstances(self, tagname, debug=False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GlobalVars(self, name, vars):</text:p>
          </table:table-cell>
          <table:table-cell office:value-type="string" calcext:value-type="string">
            <text:p>#Replace the configuration globalvars by thos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ResourceGlobalVars(self, config_name, name, vars):</text:p>
          </table:table-cell>
          <table:table-cell office:value-type="string" calcext:value-type="string">
            <text:p>#Replace the resource globalvars by thos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ConnectionWires(self, connection, connector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DataTypeInfos(self, tagname, infos):</text:p>
          </table:table-cell>
          <table:table-cell office:value-type="string" calcext:value-type="string">
            <text:p>#Change the data type inform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Action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mmen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nec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tac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Divergenc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Jum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PowerRa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Ste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ext(self, tagname, text):</text:p>
          </table:table-cell>
          <table:table-cell office:value-type="string" calcext:value-type="string">
            <text:p>#Change the edited element 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Transi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Variabl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ResourceInfos(self, tagname, tasks, instance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SetFilePath(self, filepath):</text:p>
          </table:table-cell>
          <table:table-cell office:value-type="string" calcext:value-type="string">
            <text:p>#Change file path and save file name or create a default one if file path not defi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Description(self, name, description, debug=False):</text:p>
          </table:table-cell>
          <table:table-cell office:value-type="string" calcext:value-type="string">
            <text:p>#Return the description of the pou given by its nam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ouInterfaceReturnType(self, name, return_type):</text:p>
          </table:table-cell>
          <table:table-cell office:value-type="string" calcext:value-type="string">
            <text:p>#Replace the return type of the pou given by its name (only for function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InterfaceVars(self, name, vars):</text:p>
          </table:table-cell>
          <table:table-cell office:value-type="string" calcext:value-type="string">
            <text:p>#Replace the Pou interface by the on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rojectProperties(self, name=None, properties=None, buffer=True):</text:p>
          </table:table-cell>
          <table:table-cell office:value-type="string" calcext:value-type="string">
            <text:p>#Change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tartBuffering(self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UpdateEditedElementUsedVariable(self, tag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UpdateProjectUsedPous(self, old_name, new_name):</text:p>
          </table:table-cell>
          <table:table-cell table:number-columns-repeated="1022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open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1">
          <table:table-cell table:style-name="ce1" office:value-type="string" calcext:value-type="string">
            <text:p>SaveProject(self.Project, filepath)</text:p>
          </table:table-cell>
          <table:table-cell table:style-name="ce1"/>
          <table:table-cell office:value-type="string" calcext:value-type="string">
            <text:p>Запись XML файл проекта plc.xml. Write to file</text:p>
            <text:p>Etree.tostring( project, pretty_print=True, xml_declaration=True,encoding='utf-8')</text:p>
          </table:table-cell>
        </table:table-row>
        <table:table-row table:style-name="ro4">
          <table:table-cell table:style-name="ce1" office:value-type="string" calcext:value-type="string">
            <text:p>update_address(address, address_model, new_leading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_init_and_compare(function, v1, v2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lass rect:</text:p>
          </table:table-cell>
          <table:table-cell table:style-name="ce1"/>
          <table:table-cell office:value-type="string" calcext:value-type="string">
            <text:p>Helper class for bounding_box calculation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__init__(self, x=None, y=None, width=None, height=None):</text:p>
          </table:table-cell>
          <table:table-cell/>
        </table:table-row>
        <table:table-row table:style-name="ro10">
          <table:table-cell table:style-name="ce1"/>
          <table:table-cell table:style-name="ce8" office:value-type="string" calcext:value-type="string">
            <text:p><text:span text:style-name="T1">update</text:span><text:span text:style-name="T2">(</text:span><text:span text:style-name="T3">self</text:span><text:span text:style-name="T2">, x, y):</text:span>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nion(self, rect):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ounding_box(self):</text:p>
          </table:table-cell>
          <table:table-cell/>
        </table:table-row>
        <table:table-row table:style-name="ro1">
          <table:table-cell table:style-name="ce1" office:value-type="string" calcext:value-type="string">
            <text:p>TextLenInRowColumn(text):</text:p>
          </table:table-cell>
          <table:table-cell table:style-name="ce1"/>
          <table:table-cell office:value-type="string" calcext:value-type="string">
            <text:p>возвращает координаты начала и окончания текста</text:p>
          </table:table-cell>
        </table:table-row>
        <table:table-row table:style-name="ro1">
          <table:table-cell table:style-name="ce1" office:value-type="string" calcext:value-type="string">
            <text:p>CompilePattern(criteria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estTextElement(text, criteria):</text:p>
          </table:table-cell>
          <table:table-cell table:style-name="ce1"/>
          <table:table-cell/>
        </table:table-row>
        <table:table-row table:style-name="ro17">
          <table:table-cell table:style-name="ce1" office:value-type="string" calcext:value-type="string">
            <text:p>GenerateParserFromXSD(paths.AbsNeighbourFile(__file__, "tc6_xml_v201.xsd"))</text:p>
          </table:table-cell>
          <table:table-cell table:style-name="ce1"/>
          <table:table-cell office:value-type="string" calcext:value-type="string">
            <text:p>Переменной <text:span text:style-name="T6">PLCOpenParser присваивается генератор парсера</text:span></text:p>
          </table:table-cell>
        </table:table-row>
        <table:table-row table:style-name="ro1">
          <table:table-cell office:value-type="string" calcext:value-type="string">
            <text:p>PLCOpen_XPath(xpath):</text:p>
          </table:table-cell>
          <table:table-cell/>
          <table:table-cell office:value-type="string" calcext:value-type="string">
            <text:p>возвращает etree</text:p>
          </table:table-cell>
        </table:table-row>
        <table:table-row table:style-name="ro1">
          <table:table-cell office:value-type="string" calcext:value-type="string">
            <text:p>LOAD_POU_PROJECT_TEMPLATE</text:p>
          </table:table-cell>
          <table:table-cell/>
          <table:table-cell office:value-type="string" calcext:value-type="string">
            <text:p>переменная содержит текст шаблона</text:p>
          </table:table-cell>
        </table:table-row>
        <table:table-row table:style-name="ro4">
          <table:table-cell office:value-type="string" calcext:value-type="string">
            <text:p>PLCOpen_v1_file</text:p>
          </table:table-cell>
          <table:table-cell/>
          <table:table-cell office:value-type="string" calcext:value-type="string">
            <text:p>PLCOpen_v1_file = open(paths.AbsNeighbourFile(__file__, "TC6_XML_V10_B.xsd"))</text:p>
          </table:table-cell>
        </table:table-row>
        <table:table-row table:style-name="ro10">
          <table:table-cell table:style-name="ce13" office:value-type="string" calcext:value-type="string">
            <text:p>PLCOpen_v1_xml</text:p>
          </table:table-cell>
          <table:table-cell/>
          <table:table-cell table:style-name="ce14" office:value-type="string" calcext:value-type="string">
            <text:p>PLCOpen_v1_xml = PLCOpen_v1_file.read()</text:p>
          </table:table-cell>
        </table:table-row>
        <table:table-row table:style-name="ro10">
          <table:table-cell table:number-columns-repeated="2"/>
          <table:table-cell table:style-name="ce14" office:value-type="string" calcext:value-type="string">
            <text:p>PLCOpen_v1_file.close()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PLCOpen_v1_xml = PLCOpen_v1_xml.replace( <text:s text:c="8"/>"http://www.plcopen.org/xml/tc6.xsd", <text:s text:c="8"/>"http://www.plcopen.org/xml/tc6_0201")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4">
          <table:table-cell table:number-columns-repeated="2"/>
          <table:table-cell office:value-type="string" calcext:value-type="string">
            <text:p>PLCOpen_v1_xsd = etree.XMLSchema(etree.fromstring(PLCOpen_v1_xml))</text:p>
          </table:table-cell>
        </table:table-row>
        <table:table-row table:style-name="ro1">
          <table:table-cell table:style-name="ce13" office:value-type="string" calcext:value-type="string">
            <text:p>ProjectResour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ResourceInstan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ransitionsCondition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nditionConnection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ConnectionPointOutXP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8" office:value-type="string" calcext:value-type="string">
            <text:p><text:span text:style-name="T1">LoadProjectXML</text:span><text:span text:style-name="T2">(project_xml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roject</text:span><text:span text:style-name="T2">(filepath):</text:span></text:p>
          </table:table-cell>
          <table:table-cell/>
          <table:table-cell office:value-type="string" calcext:value-type="string">
            <text:p>возвращает LoadProjectXML(project_xml), в качестве параметра имя файла с путем.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</text:span><text:span text:style-name="T2">(xml_string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Instances</text:span><text:span text:style-name="T2">(xml_string, body_type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DEFrame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style-name="ce1" office:value-type="string" calcext:value-type="string">
            <text:p>class IDEFrame(wx.Frame):</text:p>
          </table:table-cell>
          <table:table-cell table:style-name="ce1"/>
          <table:table-cell office:value-type="string" calcext:value-type="string">
            <text:p>IDEFrame Base Class</text:p>
          </table:table-cell>
        </table:table-row>
        <table:table-row table:style-name="ro4">
          <table:table-cell/>
          <table:table-cell table:style-name="ce1" office:value-type="string" calcext:value-type="string">
            <text:p>GenerateProjectTreeBranch(self, root, infos, item_alone=False):</text:p>
          </table:table-cell>
          <table:table-cell office:value-type="string" calcext:value-type="string">
            <text:p>Просматривается <text:span text:style-name="T7"> infos, отбираются данные с типом TEMS_UNEDITABLE</text:span>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f ShowErrorMessage(self, message):</text:p>
          </table:table-cell>
          <table:table-cell office:value-type="string" calcext:value-type="string">
            <text:p>Function displaying an Error dialog in editor</text:p>
          </table:table-cell>
        </table:table-row>
        <table:table-row table:style-name="ro1" table:number-rows-repeated="3"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8"/>
          <table:table-cell/>
        </table:table-row>
        <table:table-row table:style-name="ro1" table:number-rows-repeated="5">
          <table:table-cell table:style-name="ce1" table:number-columns-repeated="2"/>
          <table:table-cell/>
        </table:table-row>
        <table:table-row table:style-name="ro17"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3"/>
          <table:table-cell/>
          <table:table-cell table:style-name="ce14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5" table:number-columns-spanned="1" table:number-rows-spanned="3"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style-name="ce1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8"/>
          <table:table-cell table:number-columns-repeated="2"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ibraryPanel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aryPanel.py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ef RefreshTree(self)</text:p>
          </table:table-cell>
          <table:table-cell table:style-name="ce16"/>
          <table:table-cell table:style-name="ce16"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8">
          <table:table-cell table:style-name="ce16" office:value-type="string" calcext:value-type="string">
            <text:p>class LibraryPanel(wx.Panel):</text:p>
          </table:table-cell>
          <table:table-cell table:style-name="ce16"/>
          <table:table-cell table:style-name="ce16" office:value-type="string" calcext:value-type="string">
            <text:p>Class that implements a panel displaying a tree containing an hierarchical list</text:p>
            <text:p>    of functions and function blocks available in project an a search control for</text:p>
            <text:p>    quickly find one functions or function blocks in this list and a text control</text:p>
            <text:p>    displaying informations about selected functions or function blocks</text:p>
          </table:table-cell>
          <table:table-cell table:number-columns-repeated="1021"/>
        </table:table-row>
        <table:table-row table:style-name="ro19">
          <table:table-cell table:style-name="ce16"/>
          <table:table-cell table:style-name="ce16" office:value-type="string" calcext:value-type="string">
            <text:p>def __init__(self, parent, enable_drag=False):</text:p>
          </table:table-cell>
          <table:table-cell table:style-name="ce16" office:value-type="string" calcext:value-type="string">
            <text:p>Constructor</text:p>
            <text:p>@param parent: Parent wx.Window of LibraryPanel       </text:p>
            <text:p>@param enable_drag: Flag indicating that function or function block can be drag'n drop from LibraryPanel (default: Fals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__del__(self):</text:p>
          </table:table-cell>
          <table:table-cell office:value-type="string" calcext:value-type="string">
            <text:p># Remove reference to project controll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SetController(self, controller):</text:p>
          </table:table-cell>
          <table:table-cell office:value-type="string" calcext:value-type="string">
            <text:p>Set reference to project controller</text:p>
            <text:p>        @param controller: Reference to project controller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def SetBlockList(self, blocklist):</text:p>
          </table:table-cell>
          <table:table-cell office:value-type="string" calcext:value-type="string">
            <text:p>Set function and function block library to display in TreeCtrl</text:p>
            <text:p>@param blocklist: Function and function block library</text:p>
            <text:p/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freshTree(self):</text:p>
          </table:table-cell>
          <table:table-cell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mizIDE" table:style-name="ta1"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BeremizIDE</text:p>
          </table:table-cell>
          <table:table-cell office:value-type="string" calcext:value-type="string">
            <text:p>Пакет описывает логику вызова программ при работе с главным окном, меню.</text:p>
          </table:table-cell>
        </table:table-row>
        <table:table-row table:style-name="ro2">
          <table:table-cell office:value-type="string" calcext:value-type="string">
            <text:p>OnOpenProjectMenu(self, event)</text:p>
          </table:table-cell>
          <table:table-cell office:value-type="string" calcext:value-type="string">
            <text:p>Открывает диалоговое окно для выбора проекта, запускает функцию открытия проекта</text:p>
          </table:table-cell>
        </table:table-row>
        <table:table-row table:style-name="ro1">
          <table:table-cell table:style-name="ce13" office:value-type="string" calcext:value-type="string">
            <text:p>OpenProject(dialog.GetPath())</text:p>
          </table:table-cell>
          <table:table-cell office:value-type="string" calcext:value-type="string">
            <text:p>Открывает проект по указанному пути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ojectController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Controller.py</text:p>
          </table:table-cell>
          <table:table-cell/>
          <table:table-cell office:value-type="string" calcext:value-type="string">
            <text:p>Beremiz Project Controller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Class ProjectController</text:p>
          </table:table-cell>
          <table:table-cell office:value-type="string" calcext:value-type="string">
            <text:p>(ConfigTreeNode, PLCControler)</text:p>
          </table:table-cell>
          <table:table-cell office:value-type="string" calcext:value-type="string">
            <text:p>This class define Root object of the confnode tree.     It is responsible of : </text:p>
            <text:p>- Managing project directory</text:p>
            <text:p>- Building project </text:p>
            <text:p>- Handling PLCOpenEditor controler and view</text:p>
            <text:p>- Loading user confnodes and instanciante them as children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def NewProject(self, ProjectPath, BuildPath=None):</text:p>
          </table:table-cell>
          <table:table-cell office:value-type="string" calcext:value-type="string">
            <text:p>Create a new project in an empty folder</text:p>
            <text:p>        @param ProjectPath: path of the folder where project have to be created</text:p>
            <text:p>        @param PLCParams: properties of the PLCOpen program created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oadLibraries(self):</text:p>
          </table:table-cell>
          <table:table-cell office:value-type="string" calcext:value-type="string">
            <text:p>Загрузка библиотек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SetAppFrame(self, frame, logger)</text:p>
          </table:table-cell>
          <table:table-cell office:value-type="string" calcext:value-type="string">
            <text:p>Устанавливает связь с активным фреймом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_Build(self)</text:p>
          </table:table-cell>
          <table:table-cell office:value-type="string" calcext:value-type="string">
            <text:p>Method called by user to (re)build SoftPLC and confnode tree</text:p>
          </table:table-cell>
          <table:table-cell table:number-columns-repeated="1021"/>
        </table:table-row>
        <table:table-row table:style-name="ro22">
          <table:table-cell table:style-name="Default"/>
          <table:table-cell office:value-type="string" calcext:value-type="string">
            <text:p>_Generate_PLC_ST(self):</text:p>
          </table:table-cell>
          <table:table-cell office:value-type="string" calcext:value-type="string">
            <text:p>Generate SoftPLC ST/IL/SFC code out of PLCOpenEditor controller, and compile it with IEC2C</text:p>
            <text:p> @param buildpath: path where files should be created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RefreshConfNodesBlockLists()</text:p>
          </table:table-cell>
          <table:table-cell office:value-type="string" calcext:value-type="string">
            <text:p>Update PLCOpenEditor ConfNode Block types before generate ST cod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GenerateProgram(self, filepath=None):</text:p>
          </table:table-cell>
          <table:table-cell office:value-type="string" calcext:value-type="string">
            <text:p>Generate ST code generated_plc.st</text:p>
          </table:table-cell>
          <table:table-cell table:number-columns-repeated="1021"/>
        </table:table-row>
        <table:table-row table:style-name="ro23">
          <table:table-cell/>
          <table:table-cell office:value-type="string" calcext:value-type="string">
            <text:p>GetVariableLocationTree()</text:p>
          </table:table-cell>
          <table:table-cell office:value-type="string" calcext:value-type="string">
            <text:p>This function is meant to be overridden by confnodes. It should returns an list of dictionaries.</text:p>
            <text:p/>
            <text:p>- IEC_type is an IEC type like BOOL/BYTE/SINT/…</text:p>
            <text:p/>
            <text:p>- location is a string of this variable's location, like "%IX0.0.0"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jectInfos(self):</text:p>
          </table:table-cell>
          <table:table-cell office:value-type="string" calcext:value-type="string">
            <text:p>Выдает информацию по структуре проекта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reateNewDocument(self)</text:p>
          </table:table-cell>
          <table:table-cell table:style-name="ce4" office:value-type="string" calcext:value-type="string">
            <text:p>Создание объекта для документирования.</text:p>
          </table:table-cell>
          <table:table-cell table:style-name="ce25" table:number-columns-repeated="1021"/>
        </table:table-row>
        <table:table-row table:style-name="ro2">
          <table:table-cell table:style-name="ce4"/>
          <table:table-cell table:style-name="ce4" office:value-type="string" calcext:value-type="string">
            <text:p>LoadFB_forDB(self)</text:p>
          </table:table-cell>
          <table:table-cell table:style-name="ce4" office:value-type="string" calcext:value-type="string">
            <text:p>Читаем информацию о типах FB, входа/выхода, комментарии</text:p>
          </table:table-cell>
          <table:table-cell table:style-name="ce25" table:number-columns-repeated="1021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Table" table:style-name="ta1">
        <table:table-column table:style-name="co13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2">
          <table:table-cell office:value-type="string" calcext:value-type="string">
            <text:p>VariablePanel.py</text:p>
          </table:table-cell>
          <table:table-cell/>
          <table:table-cell office:value-type="string" calcext:value-type="string">
            <text:p>Описание класса, который реализует вывод в табличном виде переменных проекта</text:p>
          </table:table-cell>
        </table:table-row>
        <table:table-row table:style-name="ro7">
          <table:table-cell office:value-type="string" calcext:value-type="string">
            <text:p>class VariableTable(CustomTable):</text:p>
          </table:table-cell>
          <table:table-cell office:value-type="string" calcext:value-type="string">
            <text:p>A custom wx.grid.Grid Table using user supplied d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 __init__(self, parent, window, controler, element_type, debug=False):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<text:span text:style-name="T4">def </text:span><text:span text:style-name="T8">__del__</text:span><text:span text:style-name="T2">(</text:span><text:span text:style-name="T3">self</text:span><text:span text:style-name="T2">):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SetTagName(self, tagnam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GetTagName(self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IsFunctionBlockType(self, name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RefreshView(self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ReturnTypeChanged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DescriptionChanged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ClassFilter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RefreshTypeList(self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ShowErrorMessage(self, messag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OnVariablesGridCellChange(self, event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ClearLocation(self, row, col, valu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BuildStdIECTypesMenu(self, type_menu):</text:p>
          </table:table-cell>
          <table:table-cell office:value-type="string" calcext:value-type="string">
            <text:p># build a submenu containing standard IEC types</text:p>
          </table:table-cell>
        </table:table-row>
        <table:table-row table:style-name="ro1">
          <table:table-cell/>
          <table:table-cell office:value-type="string" calcext:value-type="string">
            <text:p>def BuildUserTypesMenu(self, type_menu):</text:p>
          </table:table-cell>
          <table:table-cell office:value-type="string" calcext:value-type="string">
            <text:p># build a submenu containing user-defined types</text:p>
          </table:table-cell>
        </table:table-row>
        <table:table-row table:style-name="ro1">
          <table:table-cell/>
          <table:table-cell office:value-type="string" calcext:value-type="string">
            <text:p>def BuildLibsTypesMenu(self, type_menu)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 BuildProjectTypesMenu(self, type_menu, classtype):</text:p>
          </table:table-cell>
          <table:table-cell office:value-type="string" calcext:value-type="string">
            <text:p># build a submenu containing function block types</text:p>
          </table:table-cell>
        </table:table-row>
        <table:table-row table:style-name="ro1">
          <table:table-cell/>
          <table:table-cell office:value-type="string" calcext:value-type="string">
            <text:p>def BuildArrayTypesMenu(self, type_menu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OnVariablesGridEditorShown(self, event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GetVariableTypeFunction(self, base_typ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VariableArrayTypeFunction(self, event):</text:p>
          </table:table-cell>
          <table:table-cell/>
        </table:table-row>
        <table:table-row table:style-name="ro24">
          <table:table-cell/>
          <table:table-cell office:value-type="string" calcext:value-type="string">
            <text:p>def OnVariablesGridCellLeftClick(self, event):</text:p>
          </table:table-cell>
          <table:table-cell office:value-type="string" calcext:value-type="string">
            <text:p>Левое нажатие мыши на поле Grid, с переменными</text:p>
          </table:table-cell>
        </table:table-row>
        <table:table-row table:style-name="ro2">
          <table:table-cell/>
          <table:table-cell office:value-type="string" calcext:value-type="string">
            <text:p>def RefreshValues(self):</text:p>
          </table:table-cell>
          <table:table-cell office:value-type="string" calcext:value-type="string">
            <text:p>перерисовка значений переменных при изменении вкладки</text:p>
          </table:table-cell>
        </table:table-row>
        <table:table-row table:style-name="ro1">
          <table:table-cell/>
          <table:table-cell office:value-type="string" calcext:value-type="string">
            <text:p>def SaveValues(self, buffer=True):</text:p>
          </table:table-cell>
          <table:table-cell office:value-type="string" calcext:value-type="string">
            <text:p>запись значений тэга</text:p>
          </table:table-cell>
        </table:table-row>
        <table:table-row table:style-name="ro1">
          <table:table-cell/>
          <table:table-cell office:value-type="string" calcext:value-type="string">
            <text:p>def OnRefreshHighlightsTimer(self, event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>
          <table:table-cell/>
          <table:table-cell office:value-type="string" calcext:value-type="string">
            <text:p>def AddVariableHighlight(self, infos, highlight_typ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2">
          <table:table-cell/>
          <table:table-cell office:value-type="string" calcext:value-type="string">
            <text:p>def RemoveVariableHighlight(self, infos, highlight_typ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>
          <table:table-cell/>
          <table:table-cell office:value-type="string" calcext:value-type="string">
            <text:p>def ClearHighlights(self, highlight_type=Non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 table:number-rows-repeated="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__builtins__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ytearray</text:p>
          </table:table-cell>
          <table:table-cell office:value-type="string" calcext:value-type="string">
            <text:p>&lt;type 'bytearray'&gt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Error</text:p>
          </table:table-cell>
          <table:table-cell office:value-type="string" calcext:value-type="string">
            <text:p>&lt;type 'exceptions.IndexError'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lt;built-in function all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taxError</text:p>
          </table:table-cell>
          <table:table-cell office:value-type="string" calcext:value-type="string">
            <text:p>&lt;type 'exceptions.SyntaxError'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&lt;type 'unicode'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codeDecodeError</text:p>
          </table:table-cell>
          <table:table-cell office:value-type="string" calcext:value-type="string">
            <text:p>&lt;type 'exceptions.UnicodeDecodeError'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view</text:p>
          </table:table-cell>
          <table:table-cell office:value-type="string" calcext:value-type="string">
            <text:p>&lt;type 'memoryview'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nstance</text:p>
          </table:table-cell>
          <table:table-cell office:value-type="string" calcext:value-type="string">
            <text:p>&lt;built-in function isinstance&gt;</text:p>
          </table:table-cell>
          <table:table-cell/>
        </table:table-row>
        <table:table-row table:style-name="ro25">
          <table:table-cell office:value-type="float" office:value="10" calcext:value-type="float">
            <text:p>10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(c) 2001-2019 Python Software Foundation.All Rights Reserved.Copyright (c) 2000 BeOpen.com.All Rights Reserved.Copyright (c) 1995-2001 Corporation for National Research Initiatives.All Rights Reserved.Copyright (c) 1991-1995 Stichting Mathematisch Centrum, Amsterdam.All Rights Reserved.</text:p>
          </table:table-cell>
          <table:table-cell/>
        </table:table-row>
        <table:table-row table:style-name="ro26">
          <table:table-cell office:value-type="float" office:value="11" calcext:value-type="float">
            <text:p>11</text:p>
          </table:table-cell>
          <table:table-cell office:value-type="string" calcext:value-type="string">
            <text:p>NameError</text:p>
          </table:table-cell>
          <table:table-cell office:value-type="string" calcext:value-type="string">
            <text:p>&lt;type 'exceptions.NameError'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tesWarning</text:p>
          </table:table-cell>
          <table:table-cell office:value-type="string" calcext:value-type="string">
            <text:p>&lt;type 'exceptions.BytesWarning'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&lt;type 'dict'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&lt;built-in function oct&gt;</text:p>
          </table:table-cell>
          <table:table-cell/>
        </table:table-row>
        <table:table-row table:style-name="ro25"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&lt;built-in function bin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temExit</text:p>
          </table:table-cell>
          <table:table-cell office:value-type="string" calcext:value-type="string">
            <text:p>&lt;type 'exceptions.SystemExit'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ndardError</text:p>
          </table:table-cell>
          <table:table-cell office:value-type="string" calcext:value-type="string">
            <text:p>&lt;type 'exceptions.StandardError'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&lt;built-in function format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&lt;built-in function repr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&lt;built-in function sorted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timeWarning</text:p>
          </table:table-cell>
          <table:table-cell office:value-type="string" calcext:value-type="string">
            <text:p>&lt;type 'exceptions.RuntimeWarning'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lt;type 'list'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&lt;built-in function iter&gt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&lt;built-in function reload&gt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&lt;type 'exceptions.Warning'&gt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_package__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&lt;built-in function round&g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&lt;built-in function dir&gt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&lt;built-in function cmp&gt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&lt;type 'set'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&lt;built-in function reduce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&lt;built-in function intern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subclass</text:p>
          </table:table-cell>
          <table:table-cell office:value-type="string" calcext:value-type="string">
            <text:p>&lt;built-in function issubclass&g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llips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OFError</text:p>
          </table:table-cell>
          <table:table-cell office:value-type="string" calcext:value-type="string">
            <text:p>&lt;type 'exceptions.EOFError'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fferError</text:p>
          </table:table-cell>
          <table:table-cell office:value-type="string" calcext:value-type="string">
            <text:p>&lt;type 'exceptions.BufferError'&gt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&lt;type 'slice'&g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oatingPointError</text:p>
          </table:table-cell>
          <table:table-cell office:value-type="string" calcext:value-type="string">
            <text:p>&lt;type 'exceptions.FloatingPointError'&gt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&lt;built-in function sum&gt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attr</text:p>
          </table:table-cell>
          <table:table-cell office:value-type="string" calcext:value-type="string">
            <text:p>&lt;built-in function getattr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&lt;built-in function abs&g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built-in function print&gt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utureWarning</text:p>
          </table:table-cell>
          <table:table-cell office:value-type="string" calcext:value-type="string">
            <text:p>&lt;type 'exceptions.FutureWarning'&gt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Warning</text:p>
          </table:table-cell>
          <table:table-cell office:value-type="string" calcext:value-type="string">
            <text:p>&lt;type 'exceptions.ImportWarning'&gt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&lt;built-in function hash&g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erenceError</text:p>
          </table:table-cell>
          <table:table-cell office:value-type="string" calcext:value-type="string">
            <text:p>&lt;type 'exceptions.ReferenceError'&g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&lt;built-in function len&gt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anks to CWI, CNRI, BeOpen.com, Zope Corporation and a cast of thousands for supporting Python development. <text:s/>See www.python.org for more information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&lt;type 'frozenset'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_name__</text:p>
          </table:table-cell>
          <table:table-cell office:value-type="string" calcext:value-type="string">
            <text:p>__builtin__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&lt;built-in function ord&gt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&lt;type 'super'&gt;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lt;function GetTranslation at 0x7f5e8d1e9ad0&gt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&lt;type 'exceptions.TypeError'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Type license() to see the full license tex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yboardInterrupt</text:p>
          </table:table-cell>
          <table:table-cell office:value-type="string" calcext:value-type="string">
            <text:p>&lt;type 'exceptions.KeyboardInterrupt'&gt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Warning</text:p>
          </table:table-cell>
          <table:table-cell office:value-type="string" calcext:value-type="string">
            <text:p>&lt;type 'exceptions.UserWarning'&g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&lt;built-in function filter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built-in function range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cmethod</text:p>
          </table:table-cell>
          <table:table-cell office:value-type="string" calcext:value-type="string">
            <text:p>&lt;type 'staticmethod'&gt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temError</text:p>
          </table:table-cell>
          <table:table-cell office:value-type="string" calcext:value-type="string">
            <text:p>&lt;type 'exceptions.SystemError'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Exception</text:p>
          </table:table-cell>
          <table:table-cell office:value-type="string" calcext:value-type="string">
            <text:p>&lt;type 'exceptions.BaseException'&g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&lt;built-in function pow&gt;</text:p>
          </table:table-cell>
          <table:table-cell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untimeError</text:p>
          </table:table-cell>
          <table:table-cell table:style-name="ce5" office:value-type="string" calcext:value-type="string">
            <text:p>&lt;type 'exceptions.RuntimeError'&gt;</text:p>
          </table:table-cell>
          <table:table-cell table:style-name="ce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type 'float'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moryError</text:p>
          </table:table-cell>
          <table:table-cell office:value-type="string" calcext:value-type="string">
            <text:p>&lt;type 'exceptions.MemoryError'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pIteration</text:p>
          </table:table-cell>
          <table:table-cell office:value-type="string" calcext:value-type="string">
            <text:p>&lt;type 'exceptions.StopIteration'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&lt;built-in function globals&gt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vmod</text:p>
          </table:table-cell>
          <table:table-cell office:value-type="string" calcext:value-type="string">
            <text:p>&lt;built-in function divmod&g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&lt;type 'enumerate'&gt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&lt;built-in function apply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okupError</text:p>
          </table:table-cell>
          <table:table-cell office:value-type="string" calcext:value-type="string">
            <text:p>&lt;type 'exceptions.LookupError'&g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&lt;built-in function open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sestring</text:p>
          </table:table-cell>
          <table:table-cell office:value-type="string" calcext:value-type="string">
            <text:p>&lt;type 'basestring'&g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icodeError</text:p>
          </table:table-cell>
          <table:table-cell office:value-type="string" calcext:value-type="string">
            <text:p>&lt;type 'exceptions.UnicodeError'&gt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&lt;built-in function zip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&lt;built-in function hex&gt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type 'long'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&lt;built-in function next&gt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Error</text:p>
          </table:table-cell>
          <table:table-cell office:value-type="string" calcext:value-type="string">
            <text:p>&lt;type 'exceptions.ImportError'&g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&lt;built-in function chr&gt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&lt;type 'xrange'&gt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type 'type'&gt;</text:p>
          </table:table-cell>
          <table:table-cell/>
        </table:table-row>
        <table:table-row table:style-name="ro27">
          <table:table-cell office:value-type="float" office:value="92" calcext:value-type="float">
            <text:p>92</text:p>
          </table:table-cell>
          <table:table-cell office:value-type="string" calcext:value-type="string">
            <text:p>__doc__</text:p>
          </table:table-cell>
          <table:table-cell office:value-type="string" calcext:value-type="string">
            <text:p>Built-in functions, exceptions, and other objects.Noteworthy: None is the `nil' object</text:p>
          </table:table-cell>
          <table:table-cell office:value-type="string" calcext:value-type="string">
            <text:p><text:s/>Ellipsis represents `...' in slice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&lt;type 'exceptions.Exception'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&lt;type 'tuple'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codeTranslateError</text:p>
          </table:table-cell>
          <table:table-cell office:value-type="string" calcext:value-type="string">
            <text:p>&lt;type 'exceptions.UnicodeTranslateError'&gt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&lt;type 'reversed'&gt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codeEncodeError</text:p>
          </table:table-cell>
          <table:table-cell office:value-type="string" calcext:value-type="string">
            <text:p>&lt;type 'exceptions.UnicodeEncodeError'&g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OError</text:p>
          </table:table-cell>
          <table:table-cell office:value-type="string" calcext:value-type="string">
            <text:p>&lt;type 'exceptions.IOError'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sattr</text:p>
          </table:table-cell>
          <table:table-cell office:value-type="string" calcext:value-type="string">
            <text:p>&lt;built-in function hasattr&gt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lattr</text:p>
          </table:table-cell>
          <table:table-cell office:value-type="string" calcext:value-type="string">
            <text:p>&lt;built-in function delattr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tattr</text:p>
          </table:table-cell>
          <table:table-cell office:value-type="string" calcext:value-type="string">
            <text:p>&lt;built-in function setattr&g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_input</text:p>
          </table:table-cell>
          <table:table-cell office:value-type="string" calcext:value-type="string">
            <text:p>&lt;built-in function raw_input&g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taxWarning</text:p>
          </table:table-cell>
          <table:table-cell office:value-type="string" calcext:value-type="string">
            <text:p>&lt;type 'exceptions.SyntaxWarning'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lt;built-in function compile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&lt;type 'exceptions.ArithmeticError'&gt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&lt;type 'property'&g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neratorExit</text:p>
          </table:table-cell>
          <table:table-cell office:value-type="string" calcext:value-type="string">
            <text:p>&lt;type 'exceptions.GeneratorExit'&gt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lt;type 'int'&g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_import__</text:p>
          </table:table-cell>
          <table:table-cell office:value-type="string" calcext:value-type="string">
            <text:p>&lt;built-in function __import__&gt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yError</text:p>
          </table:table-cell>
          <table:table-cell office:value-type="string" calcext:value-type="string">
            <text:p>&lt;type 'exceptions.KeyError'&gt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erce</text:p>
          </table:table-cell>
          <table:table-cell office:value-type="string" calcext:value-type="string">
            <text:p>&lt;built-in function coerce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ndingDeprecationWarning</text:p>
          </table:table-cell>
          <table:table-cell office:value-type="string" calcext:value-type="string">
            <text:p>&lt;type 'exceptions.PendingDeprecationWarning'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&lt;type 'file'&g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vironmentError</text:p>
          </table:table-cell>
          <table:table-cell office:value-type="string" calcext:value-type="string">
            <text:p>&lt;type 'exceptions.EnvironmentError'&g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ichr</text:p>
          </table:table-cell>
          <table:table-cell office:value-type="string" calcext:value-type="string">
            <text:p>&lt;built-in function unichr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Error</text:p>
          </table:table-cell>
          <table:table-cell office:value-type="string" calcext:value-type="string">
            <text:p>&lt;type 'exceptions.OSError'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recationWarning</text:p>
          </table:table-cell>
          <table:table-cell office:value-type="string" calcext:value-type="string">
            <text:p>&lt;type 'exceptions.DeprecationWarning'&g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built-in function min&gt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codeWarning</text:p>
          </table:table-cell>
          <table:table-cell office:value-type="string" calcext:value-type="string">
            <text:p>&lt;type 'exceptions.UnicodeWarning'&gt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cfile</text:p>
          </table:table-cell>
          <table:table-cell office:value-type="string" calcext:value-type="string">
            <text:p>&lt;built-in function execfile&gt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&lt;type 'complex'&gt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&lt;type 'bool'&gt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MZ_DB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&lt;type 'exceptions.ValueError'&gt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tImplemente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&lt;built-in function map&gt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&lt;type 'buffer'&gt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lt;built-in function max&gt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&lt;type 'object'&gt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bError</text:p>
          </table:table-cell>
          <table:table-cell office:value-type="string" calcext:value-type="string">
            <text:p>&lt;type 'exceptions.TabError'&gt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lable</text:p>
          </table:table-cell>
          <table:table-cell office:value-type="string" calcext:value-type="string">
            <text:p>&lt;built-in function callable&gt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DivisionError</text:p>
          </table:table-cell>
          <table:table-cell office:value-type="string" calcext:value-type="string">
            <text:p>&lt;type 'exceptions.ZeroDivisionError'&gt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__debug__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dentationError</text:p>
          </table:table-cell>
          <table:table-cell office:value-type="string" calcext:value-type="string">
            <text:p>&lt;type 'exceptions.IndentationError'&gt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ssertionError</text:p>
          </table:table-cell>
          <table:table-cell office:value-type="string" calcext:value-type="string">
            <text:p>&lt;type 'exceptions.AssertionError'&gt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assmethod</text:p>
          </table:table-cell>
          <table:table-cell office:value-type="string" calcext:value-type="string">
            <text:p>&lt;type 'classmethod'&gt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boundLocalError</text:p>
          </table:table-cell>
          <table:table-cell office:value-type="string" calcext:value-type="string">
            <text:p>&lt;type 'exceptions.UnboundLocalError'&gt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&lt;type 'exceptions.NotImplementedError'&gt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&lt;type 'exceptions.AttributeError'&gt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&lt;type 'exceptions.OverflowError'&gt;</text:p>
          </table:table-cell>
          <table:table-cell/>
        </table:table-row>
        <table:table-row table:style-name="ro1" table:number-rows-repeated="10484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s" table:style-name="ta1"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/>
          <table:table-cell office:value-type="string" calcext:value-type="string">
            <text:p>объект со структурой проекта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getpous()</text:p>
          </table:table-cell>
          <table:table-cell office:value-type="string" calcext:value-type="string">
            <text:p>получает объект PouComputed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Types</text:p>
          </table:table-cell>
          <table:table-cell/>
          <table:table-cell office:value-type="string" calcext:value-type="string">
            <text:p>содержит описание типов всех FB, объявленных в контроллере</text:p>
          </table:table-cell>
        </table:table-row>
        <table:table-row table:style-name="ro1">
          <table:table-cell/>
          <table:table-cell office:value-type="string" calcext:value-type="string">
            <text:p>TotalTypesDict</text:p>
          </table:table-cell>
          <table:table-cell/>
          <table:table-cell office:value-type="string" calcext:value-type="string">
            <text:p>содержит описание типов всех FB в библиотеке</text:p>
          </table:table-cell>
        </table:table-row>
      </table:table>
      <table:table table:name="DIR" table:style-name="ta1">
        <table:table-column table:style-name="co19" table:default-cell-style-name="Default"/>
        <table:table-column table:style-name="co20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<text:s/>abstractmodel.py*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<text:s/>BeremizIDE.py*</text:p>
          </table:table-cell>
          <table:table-cell/>
          <table:table-cell office:value-type="float" office:value="45839" calcext:value-type="float">
            <text:p>45839</text:p>
          </table:table-cell>
        </table:table-row>
        <table:table-row table:style-name="ro1">
          <table:table-cell office:value-type="string" calcext:value-type="string">
            <text:p><text:s/>Beremiz.py*</text:p>
          </table:table-cell>
          <table:table-cell/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string" calcext:value-type="string">
            <text:p><text:s/>Beremiz_service.py*</text:p>
          </table:table-cell>
          <table:table-cell/>
          <table:table-cell office:value-type="float" office:value="22175" calcext:value-type="float">
            <text:p>22175</text:p>
          </table:table-cell>
        </table:table-row>
        <table:table-row table:style-name="ro2">
          <table:table-cell office:value-type="string" calcext:value-type="string">
            <text:p><text:s/>CodeFileTreeNode.py</text:p>
          </table:table-cell>
          <table:table-cell office:value-type="string" calcext:value-type="string">
            <text:p>Содержит класс CodeFile, вызывается из <text:s/>ConfigTreeNode</text:p>
          </table:table-cell>
          <table:table-cell office:value-type="float" office:value="9676" calcext:value-type="float">
            <text:p>9676</text:p>
          </table:table-cell>
        </table:table-row>
        <table:table-row table:style-name="ro28">
          <table:table-cell office:value-type="string" calcext:value-type="string">
            <text:p><text:s/>ConfigTreeNode.py</text:p>
          </table:table-cell>
          <table:table-cell office:value-type="string" calcext:value-type="string">
            <text:p>Содержит одноименный класс, который использует метод ,self.LoadChildren() для загрузки и инициализации дочерних объектов проекта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string" calcext:value-type="string">
            <text:p><text:s/>Ex-gui-app.py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<text:s/>features.py</text:p>
          </table:table-cell>
          <table:table-cell/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<text:s/>IDEFrame.py*</text:p>
          </table:table-cell>
          <table:table-cell/>
          <table:table-cell office:value-type="float" office:value="27410" calcext:value-type="float">
            <text:p>27410</text:p>
          </table:table-cell>
        </table:table-row>
        <table:table-row table:style-name="ro1">
          <table:table-cell office:value-type="string" calcext:value-type="string">
            <text:p><text:s/>modelReport.py</text:p>
          </table:table-cell>
          <table:table-cell/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string" calcext:value-type="string">
            <text:p><text:s/>NativeLib.py</text:p>
          </table:table-cell>
          <table:table-cell/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<text:s/>PLCControler.py</text:p>
          </table:table-cell>
          <table:table-cell/>
          <table:table-cell office:value-type="float" office:value="45760" calcext:value-type="float">
            <text:p>45760</text:p>
          </table:table-cell>
        </table:table-row>
        <table:table-row table:style-name="ro1">
          <table:table-cell office:value-type="string" calcext:value-type="string">
            <text:p><text:s/>PLCGenerator.py</text:p>
          </table:table-cell>
          <table:table-cell/>
          <table:table-cell office:value-type="float" office:value="91734" calcext:value-type="float">
            <text:p>91734</text:p>
          </table:table-cell>
        </table:table-row>
        <table:table-row table:style-name="ro1">
          <table:table-cell office:value-type="string" calcext:value-type="string">
            <text:p><text:s/>PLCOpenEditor.py*</text:p>
          </table:table-cell>
          <table:table-cell/>
          <table:table-cell office:value-type="float" office:value="17814" calcext:value-type="float">
            <text:p>17814</text:p>
          </table:table-cell>
        </table:table-row>
        <table:table-row table:style-name="ro1">
          <table:table-cell office:value-type="string" calcext:value-type="string">
            <text:p><text:s/>POULibrary.py</text:p>
          </table:table-cell>
          <table:table-cell/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<text:s/>ProjectController.py</text:p>
          </table:table-cell>
          <table:table-cell/>
          <table:table-cell office:value-type="float" office:value="80337" calcext:value-type="float">
            <text:p>80337</text:p>
          </table:table-cell>
        </table:table-row>
        <table:table-row table:style-name="ro1">
          <table:table-cell office:value-type="string" calcext:value-type="string">
            <text:p><text:s/>temp_for_debug.py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<text:s/>version.py</text:p>
          </table:table-cell>
          <table:table-cell/>
          <table:table-cell office:value-type="float" office:value="4556" calcext:value-type="float">
            <text:p>4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-Controls" table:style-name="ta1">
        <table:table-column table:style-name="co21" table:default-cell-style-name="Default"/>
        <table:table-column table:style-name="co3" table:default-cell-style-name="Default"/>
        <table:table-column table:style-name="co3" table:default-cell-style-name="ce2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ustomEditableListBox.py</text:p>
          </table:table-cell>
          <table:table-cell/>
          <table:table-cell office:value-type="float" office:value="3819" calcext:value-type="float">
            <text:p>3 819</text:p>
          </table:table-cell>
        </table:table-row>
        <table:table-row table:style-name="ro1">
          <table:table-cell office:value-type="string" calcext:value-type="string">
            <text:p>CustomGrid.py</text:p>
          </table:table-cell>
          <table:table-cell/>
          <table:table-cell office:value-type="float" office:value="6524" calcext:value-type="float">
            <text:p>6 524</text:p>
          </table:table-cell>
        </table:table-row>
        <table:table-row table:style-name="ro1">
          <table:table-cell office:value-type="string" calcext:value-type="string">
            <text:p>CustomStyledTextCtrl.py</text:p>
          </table:table-cell>
          <table:table-cell/>
          <table:table-cell office:value-type="float" office:value="3382" calcext:value-type="float">
            <text:p>3 382</text:p>
          </table:table-cell>
        </table:table-row>
        <table:table-row table:style-name="ro1">
          <table:table-cell office:value-type="string" calcext:value-type="string">
            <text:p>CustomTable.py</text:p>
          </table:table-cell>
          <table:table-cell/>
          <table:table-cell office:value-type="float" office:value="7248" calcext:value-type="float">
            <text:p>7 248</text:p>
          </table:table-cell>
        </table:table-row>
        <table:table-row table:style-name="ro1">
          <table:table-cell office:value-type="string" calcext:value-type="string">
            <text:p>CustomToolTip.py</text:p>
          </table:table-cell>
          <table:table-cell/>
          <table:table-cell office:value-type="float" office:value="6325" calcext:value-type="float">
            <text:p>6 325</text:p>
          </table:table-cell>
        </table:table-row>
        <table:table-row table:style-name="ro1">
          <table:table-cell office:value-type="string" calcext:value-type="string">
            <text:p>CustomTree.py</text:p>
          </table:table-cell>
          <table:table-cell/>
          <table:table-cell office:value-type="float" office:value="4595" calcext:value-type="float">
            <text:p>4 595</text:p>
          </table:table-cell>
        </table:table-row>
        <table:table-row table:style-name="ro1">
          <table:table-cell office:value-type="string" calcext:value-type="string">
            <text:p>DurationCellEditor.py</text:p>
          </table:table-cell>
          <table:table-cell/>
          <table:table-cell office:value-type="float" office:value="4879" calcext:value-type="float">
            <text:p>4 879</text:p>
          </table:table-cell>
        </table:table-row>
        <table:table-row table:style-name="ro1">
          <table:table-cell office:value-type="string" calcext:value-type="string">
            <text:p>EnhancedStatusBar.py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FolderTree.py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__init__.py</text:p>
          </table:table-cell>
          <table:table-cell/>
          <table:table-cell office:value-type="float" office:value="1815" calcext:value-type="float">
            <text:p>1 815</text:p>
          </table:table-cell>
        </table:table-row>
        <table:table-row table:style-name="ro1">
          <table:table-cell office:value-type="string" calcext:value-type="string">
            <text:p>LibraryPanel.py</text:p>
          </table:table-cell>
          <table:table-cell/>
          <table:table-cell office:value-type="float" office:value="1508" calcext:value-type="float">
            <text:p>1 508</text:p>
          </table:table-cell>
        </table:table-row>
        <table:table-row table:style-name="ro1">
          <table:table-cell office:value-type="string" calcext:value-type="string">
            <text:p>LocationCellEditor.py</text:p>
          </table:table-cell>
          <table:table-cell/>
          <table:table-cell office:value-type="float" office:value="6556" calcext:value-type="float">
            <text:p>6 556</text:p>
          </table:table-cell>
        </table:table-row>
        <table:table-row table:style-name="ro1">
          <table:table-cell office:value-type="string" calcext:value-type="string">
            <text:p>LogViewer.py</text:p>
          </table:table-cell>
          <table:table-cell/>
          <table:table-cell office:value-type="float" office:value="3941" calcext:value-type="float">
            <text:p>3 941</text:p>
          </table:table-cell>
        </table:table-row>
        <table:table-row table:style-name="ro1">
          <table:table-cell office:value-type="string" calcext:value-type="string">
            <text:p>PouInstanceVariablesPanel.py</text:p>
          </table:table-cell>
          <table:table-cell/>
          <table:table-cell office:value-type="float" office:value="9702" calcext:value-type="float">
            <text:p>9 702</text:p>
          </table:table-cell>
        </table:table-row>
        <table:table-row table:style-name="ro1">
          <table:table-cell office:value-type="string" calcext:value-type="string">
            <text:p>ProjectPropertiesPanel.py</text:p>
          </table:table-cell>
          <table:table-cell/>
          <table:table-cell office:value-type="float" office:value="6377" calcext:value-type="float">
            <text:p>6 377</text:p>
          </table:table-cell>
        </table:table-row>
        <table:table-row table:style-name="ro1">
          <table:table-cell office:value-type="string" calcext:value-type="string">
            <text:p>SearchResultPanel.py</text:p>
          </table:table-cell>
          <table:table-cell/>
          <table:table-cell office:value-type="float" office:value="5000" calcext:value-type="float">
            <text:p>5 000</text:p>
          </table:table-cell>
        </table:table-row>
        <table:table-row table:style-name="ro1">
          <table:table-cell office:value-type="string" calcext:value-type="string">
            <text:p>temp.py</text:p>
          </table:table-cell>
          <table:table-cell/>
          <table:table-cell office:value-type="float" office:value="6097" calcext:value-type="float">
            <text:p>6 097</text:p>
          </table:table-cell>
        </table:table-row>
        <table:table-row table:style-name="ro1">
          <table:table-cell office:value-type="string" calcext:value-type="string">
            <text:p>TextCtrlAutoComplete.py</text:p>
          </table:table-cell>
          <table:table-cell/>
          <table:table-cell office:value-type="float" office:value="8823" calcext:value-type="float">
            <text:p>8 823</text:p>
          </table:table-cell>
        </table:table-row>
        <table:table-row table:style-name="ro1">
          <table:table-cell office:value-type="string" calcext:value-type="string">
            <text:p>VariablePanel.py</text:p>
          </table:table-cell>
          <table:table-cell/>
          <table:table-cell office:value-type="float" office:value="8310" calcext:value-type="float">
            <text:p>8 310</text:p>
          </table:table-cell>
        </table:table-row>
      </table:table>
      <table:table table:name="DIR-Dialog" table:style-name="ta1"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boutDialog.py*</text:p>
          </table:table-cell>
          <table:table-cell/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string" calcext:value-type="string">
            <text:p>ActionBlockDialog.py</text:p>
          </table:table-cell>
          <table:table-cell/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string" calcext:value-type="string">
            <text:p>ArrayTypeDialog.py</text:p>
          </table:table-cell>
          <table:table-cell/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BlockPreviewDialog.py*</text:p>
          </table:table-cell>
          <table:table-cell/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BrowseLocationsDialog.py</text:p>
          </table:table-cell>
          <table:table-cell/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BrowseValuesLibraryDialog.py</text:p>
          </table:table-cell>
          <table:table-cell/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ConnectionDialog.py*</text:p>
          </table:table-cell>
          <table:table-cell/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string" calcext:value-type="string">
            <text:p>DiscoveryDialog.py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urationEditorDialog.py</text:p>
          </table:table-cell>
          <table:table-cell/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FBDBlockDialog.py*</text:p>
          </table:table-cell>
          <table:table-cell/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FBDVariableDialog.py</text:p>
          </table:table-cell>
          <table:table-cell/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FindInPouDialog.py</text:p>
          </table:table-cell>
          <table:table-cell/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ForceVariableDialog.py</text:p>
          </table:table-cell>
          <table:table-cell/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__init__.py</text:p>
          </table:table-cell>
          <table:table-cell/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LDElementDialog.py</text:p>
          </table:table-cell>
          <table:table-cell/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LDPowerRailDialog.py</text:p>
          </table:table-cell>
          <table:table-cell/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PouActionDialog.py</text:p>
          </table:table-cell>
          <table:table-cell/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string" calcext:value-type="string">
            <text:p>PouDialog.py</text:p>
          </table:table-cell>
          <table:table-cell/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string" calcext:value-type="string">
            <text:p>PouNameDialog.py</text:p>
          </table:table-cell>
          <table:table-cell/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PouTransitionDialog.py</text:p>
          </table:table-cell>
          <table:table-cell/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ProjectDialog.py</text:p>
          </table:table-cell>
          <table:table-cell/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SearchInProjectDialog.py</text:p>
          </table:table-cell>
          <table:table-cell/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SFCDivergenceDialog.py</text:p>
          </table:table-cell>
          <table:table-cell/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SFCStepDialog.py</text:p>
          </table:table-cell>
          <table:table-cell/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SFCStepNameDialog.py</text:p>
          </table:table-cell>
          <table:table-cell/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SFCTransitionDialog.py</text:p>
          </table:table-cell>
          <table:table-cell/>
          <table:table-cell office:value-type="float" office:value="9378" calcext:value-type="float">
            <text:p>9378</text:p>
          </table:table-cell>
        </table:table-row>
      </table:table>
      <table:named-expressions/>
      <table:database-ranges>
        <table:database-range table:name="__Anonymous_Sheet_DB__0" table:target-range-address="PLCGenerator.A23:PLCGenerator.C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CController.B38:PLCController.C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copen.A2:plcopen.C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DEFrame.A3:IDEFrame.C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LibraryPanel.A24:LibraryPanel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.00.0000</text:date>, <text:time style:data-style-name="N2" text:time-value="08:59:33.1257607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00:03.065985062</meta:creation-date>
    <meta:generator>LibreOffice/6.0.7.3$Linux_X86_64 LibreOffice_project/00m0$Build-3</meta:generator>
    <dc:date>2020-09-03T12:06:41.969908711</dc:date>
    <meta:editing-duration>PT10H53M15S</meta:editing-duration>
    <meta:editing-cycles>27</meta:editing-cycles>
    <meta:document-statistic meta:table-count="13" meta:cell-count="1149" meta:object-count="0"/>
  </office:meta>
</office:document-meta>
</file>